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style:text-underline-style="none" fo:font-weight="bold" officeooo:rsid="0004e03c" officeooo:paragraph-rsid="0004e03c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iberation Mono" fo:font-size="10pt" style:font-size-asian="10pt" style:font-size-complex="10pt"/>
    </style:style>
    <style:style style:name="P3" style:family="paragraph" style:parent-style-name="Standard" style:list-style-name="L1">
      <style:text-properties style:font-name="Liberation Mono" fo:font-size="10pt" style:font-size-asian="10pt" style:font-size-complex="10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Mono" fo:font-size="10pt" officeooo:rsid="0007f14e" officeooo:paragraph-rsid="0007f14e" style:font-size-asian="10pt" style:font-size-complex="10pt"/>
    </style:style>
    <style:style style:name="P6" style:family="paragraph" style:parent-style-name="Standard" style:list-style-name="L2">
      <style:text-properties style:font-name="Liberation Mono" fo:font-size="10pt" officeooo:rsid="0007f14e" officeooo:paragraph-rsid="0007f14e" style:font-size-asian="10pt" style:font-size-complex="10pt"/>
    </style:style>
    <style:style style:name="P7" style:family="paragraph" style:parent-style-name="Standard" style:list-style-name="L3">
      <style:text-properties style:font-name="Liberation Mono" fo:font-size="10pt" style:font-size-asian="10pt" style:font-size-complex="10pt"/>
    </style:style>
    <style:style style:name="T1" style:family="text">
      <style:text-properties officeooo:rsid="0007f14e"/>
    </style:style>
    <style:style style:name="T2" style:family="text">
      <style:text-properties officeooo:rsid="000ce672"/>
    </style:style>
    <style:style style:name="T3" style:family="text">
      <style:text-properties style:font-name="Liberation Mono" fo:font-size="10pt" style:font-size-asian="10pt" style:font-size-complex="10pt"/>
    </style:style>
    <style:style style:name="T4" style:family="text">
      <style:text-properties style:font-name="Liberation Mono" fo:font-size="10pt" officeooo:rsid="000d71d1" style:font-size-asian="10pt" style:font-size-complex="1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DD00</text:p>
      <text:p text:style-name="P2">Bits #0-#1: VIC bank. Values:</text:p>
      <text:list text:style-name="L1">
        <text:list-item>
          <text:p text:style-name="P3">%00, 0: Bank #3, $C000-$FFFF, 49152-65535.</text:p>
        </text:list-item>
        <text:list-item>
          <text:p text:style-name="P3">%01, 1: Bank #2, $8000-$BFFF, 32768-49151.</text:p>
        </text:list-item>
        <text:list-item>
          <text:p text:style-name="P3">%10, 2: Bank #1, $4000-$7FFF, 16384-32767.</text:p>
        </text:list-item>
        <text:list-item>
          <text:p text:style-name="P3">%11, 3: Bank #0, $0000-$3FFF, 0-16383.</text:p>
        </text:list-item>
      </text:list>
      <text:p text:style-name="Standard"/>
      <text:p text:style-name="P4">$<text:span text:style-name="T1">D</text:span>018</text:p>
      <text:p text:style-name="P5">Bit #3. <text:span text:style-name="T2">Use for pixel.</text:span> Values:</text:p>
      <text:list text:style-name="L2">
        <text:list-item>
          <text:p text:style-name="P6">0: $0000-$1FFF, 0-8191.</text:p>
        </text:list-item>
        <text:list-item>
          <text:p text:style-name="P6">1: $2000-$3FFF, 8192-16383.</text:p>
        </text:list-item>
      </text:list>
      <text:p text:style-name="Standard"><text:span text:style-name="T3">Bits #4-#7: Pointer to screen memory. </text:span><text:span text:style-name="T4">Use for colors in a cell.</text:span><text:span text:style-name="T3"> Values:</text:span></text:p>
      <text:list text:style-name="L3">
        <text:list-item>
          <text:p text:style-name="P7">%0000, <text:s/>0: $0000-$03FF, 0-1023.</text:p>
        </text:list-item>
        <text:list-item>
          <text:p text:style-name="P7">%0001, <text:s/>1: $0400-$07FF, 1024-2047.</text:p>
        </text:list-item>
        <text:list-item>
          <text:p text:style-name="P7">%0010, <text:s/>2: $0800-$0BFF, 2048-3071.</text:p>
        </text:list-item>
        <text:list-item>
          <text:p text:style-name="P7">%0011, <text:s/>3: $0C00-$0FFF, 3072-4095.</text:p>
        </text:list-item>
        <text:list-item>
          <text:p text:style-name="P7">%0100, <text:s/>4: $1000-$13FF, 4096-5119.</text:p>
        </text:list-item>
        <text:list-item>
          <text:p text:style-name="P7">%0101, <text:s/>5: $1400-$17FF, 5120-6143.</text:p>
        </text:list-item>
        <text:list-item>
          <text:p text:style-name="P7">%0110, <text:s/>6: $1800-$1BFF, 6144-7167.</text:p>
        </text:list-item>
        <text:list-item>
          <text:p text:style-name="P7">%0111, <text:s/>7: $1C00-$1FFF, 7168-8191.</text:p>
        </text:list-item>
        <text:list-item>
          <text:p text:style-name="P7">%1000, <text:s/>8: $2000-$23FF, 8192-9215.</text:p>
        </text:list-item>
        <text:list-item>
          <text:p text:style-name="P7">%1001, <text:s/>9: $2400-$27FF, 9216-10239.</text:p>
        </text:list-item>
        <text:list-item>
          <text:p text:style-name="P7">%1010, 10: $2800-$2BFF, 10240-11263.</text:p>
        </text:list-item>
        <text:list-item>
          <text:p text:style-name="P7">%1011, 11: $2C00-$2FFF, 11264-12287.</text:p>
        </text:list-item>
        <text:list-item>
          <text:p text:style-name="P7">%1100, 12: $3000-$33FF, 12288-13311.</text:p>
        </text:list-item>
        <text:list-item>
          <text:p text:style-name="P7">%1101, 13: $3400-$37FF, 13312-14335.</text:p>
        </text:list-item>
        <text:list-item>
          <text:p text:style-name="P7">%1110, 14: $3800-$3BFF, 14336-15359.</text:p>
        </text:list-item>
        <text:list-item>
          <text:p text:style-name="P7">%1111, 15: $3C00-$3FFF, 15360-16383.</text:p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15:04:23.709467691</meta:creation-date>
    <dc:date>2025-09-17T15:31:45.895875868</dc:date>
    <meta:editing-duration>PT27M16S</meta:editing-duration>
    <meta:editing-cycles>14</meta:editing-cycles>
    <meta:generator>LibreOffice/25.2.5.2$Linux_X86_64 LibreOffice_project/520$Build-2</meta:generator>
    <meta:document-statistic meta:table-count="0" meta:image-count="0" meta:object-count="0" meta:page-count="1" meta:paragraph-count="27" meta:word-count="142" meta:character-count="930" meta:non-whitespace-character-count="827"/>
  </office:meta>
</office:document-meta>
</file>